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7D00000077FB23C16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0.5in" fo:margin-left="0in" table:align="left"/>
    </style:style>
    <style:style style:name="Table1.A" style:family="table-column">
      <style:table-column-properties style:column-width="0.491in"/>
    </style:style>
    <style:style style:name="Table1.B" style:family="table-column">
      <style:table-column-properties style:column-width="2.259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0.8125in"/>
    </style:style>
    <style:style style:name="Table1.E" style:family="table-column">
      <style:table-column-properties style:column-width="0.875in"/>
    </style:style>
    <style:style style:name="Table1.I" style:family="table-column">
      <style:table-column-properties style:column-width="0.9375in"/>
    </style:style>
    <style:style style:name="Table1.K" style:family="table-column">
      <style:table-column-properties style:column-width="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K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K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text-outline="false" style:text-line-through-style="none" style:text-line-through-typ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line-height="100%" fo:text-align="center" style:justify-single-word="false"/>
    </style:style>
    <style:style style:name="P4" style:family="paragraph" style:parent-style-name="Footer">
      <style:paragraph-properties fo:line-height="100%" fo:text-align="center" style:justify-single-word="false" fo:hyphenation-ladder-count="no-limit"/>
      <style:text-properties style:text-outline="false" style:text-line-through-style="none" style:text-line-through-typ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5" style:family="paragraph" style:parent-style-name="Footer">
      <style:paragraph-properties fo:line-height="100%" fo:text-align="start" style:justify-single-word="false" fo:hyphenation-ladder-count="no-limit"/>
      <style:text-properties style:text-outline="false" style:text-line-through-style="none" style:text-line-through-typ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6" style:family="paragraph" style:parent-style-name="Footer">
      <style:paragraph-properties fo:line-height="100%" fo:text-align="start" style:justify-single-word="false" fo:hyphenation-ladder-count="no-limit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7" style:family="paragraph" style:parent-style-name="Footer">
      <style:paragraph-properties fo:line-height="100%" fo:hyphenation-ladder-count="no-limit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8" style:family="paragraph" style:parent-style-name="Footer">
      <style:paragraph-properties fo:line-height="100%" fo:text-align="start" style:justify-single-word="false" fo:hyphenation-ladder-count="no-limit"/>
      <style:text-properties style:text-outline="false" style:text-line-through-style="none" style:text-line-through-type="none" style:font-name="Arial" fo:font-size="9pt" fo:font-style="normal" fo:text-shadow="none" style:text-underline-style="none" fo:font-weight="bold" style:font-name-asian="Arial Narrow" style:font-size-asian="9pt" style:font-style-asian="normal" style:font-weight-asian="bold" style:font-name-complex="Arial Narrow" style:font-size-complex="9pt" style:font-style-complex="normal" style:font-weight-complex="bold" style:text-emphasize="none" style:text-overline-style="none" style:text-overline-color="font-color" fo:hyphenate="true" fo:hyphenation-remain-char-count="2" fo:hyphenation-push-char-count="2"/>
    </style:style>
    <style:style style:name="P9" style:family="paragraph" style:parent-style-name="Footer">
      <style:paragraph-properties fo:line-height="100%" fo:hyphenation-ladder-count="no-limit"/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0" style:family="paragraph" style:parent-style-name="Footer">
      <style:paragraph-properties fo:line-height="100%"/>
      <style:text-properties style:font-name="Arial Narrow" fo:font-size="9pt" style:font-size-asian="9pt" style:font-size-complex="9pt"/>
    </style:style>
    <style:style style:name="P11" style:family="paragraph" style:parent-style-name="Footer">
      <style:paragraph-properties fo:line-height="100%" fo:hyphenation-ladder-count="no-limit"/>
      <style:text-properties style:font-name="Arial Narrow" fo:font-size="9pt" style:font-size-asian="9pt" style:font-size-complex="9pt" fo:hyphenate="true" fo:hyphenation-remain-char-count="2" fo:hyphenation-push-char-count="2"/>
    </style:style>
    <style:style style:name="P12" style:family="paragraph" style:parent-style-name="Footer" style:master-page-name="">
      <style:paragraph-properties fo:line-height="100%" fo:text-align="start" style:justify-single-word="false" fo:hyphenation-ladder-count="no-limit" style:page-number="auto" fo:break-before="page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3" style:family="paragraph" style:parent-style-name="Standard">
      <style:paragraph-properties fo:line-height="100%" fo:hyphenation-ladder-count="no-limit"/>
      <style:text-properties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4" style:family="paragraph" style:parent-style-name="Table_20_Heading">
      <style:paragraph-properties fo:text-align="start" style:justify-single-word="false"/>
      <style:text-properties style:font-name="Arial" fo:font-size="9pt" style:font-size-asian="9pt" style:font-size-complex="9pt"/>
    </style:style>
    <style:style style:name="P15" style:family="paragraph" style:parent-style-name="Footer">
      <style:paragraph-properties fo:margin-left="0.0008in" fo:margin-right="-0.6346in" fo:line-height="100%" fo:hyphenation-ladder-count="no-limit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6" style:family="paragraph" style:parent-style-name="Standard">
      <style:paragraph-properties fo:line-height="100%" fo:hyphenation-ladder-count="no-limit"/>
      <style:text-properties style:text-outline="false" style:text-line-through-style="none" style:text-line-through-type="none" style:font-name="Arial Narrow" fo:font-size="10pt" fo:font-style="normal" fo:text-shadow="none" style:text-underline-style="none" fo:font-weight="normal" officeooo:paragraph-rsid="00152787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7" style:family="paragraph" style:parent-style-name="Footer">
      <style:paragraph-properties fo:line-height="100%" fo:hyphenation-ladder-count="no-limit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P18" style:family="paragraph" style:parent-style-name="Footer">
      <style:paragraph-properties fo:line-height="100%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officeooo:paragraph-rsid="00152787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19" style:family="paragraph" style:parent-style-name="Footer">
      <style:paragraph-properties fo:line-height="100%"/>
      <style:text-properties style:font-name="Arial Narrow" fo:font-size="9pt" officeooo:paragraph-rsid="00152787" style:font-size-asian="9pt" style:font-size-complex="9pt"/>
    </style:style>
    <style:style style:name="P20" style:family="paragraph" style:parent-style-name="Footer" style:master-page-name="MP0">
      <style:paragraph-properties fo:line-height="100%" fo:hyphenation-ladder-count="no-limit" style:page-number="auto" fo:break-before="page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1407b2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style:font-name-asian="Arial Narrow" style:font-style-asian="normal" style:font-weight-asian="bold" style:font-name-complex="Arial Narrow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52787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10" style:family="text">
      <style:text-properties officeooo:rsid="001278d4"/>
    </style:style>
    <style:style style:name="T11" style:family="text">
      <style:text-properties officeooo:rsid="00137389"/>
    </style:style>
    <style:style style:name="T12" style:family="text">
      <style:text-properties officeooo:rsid="001407b2"/>
    </style:style>
    <style:style style:name="T13" style:family="text">
      <style:text-properties officeooo:rsid="00152787"/>
    </style:style>
    <style:style style:name="T14" style:family="text">
      <style:text-properties fo:font-size="9pt" officeooo:rsid="00152787" style:font-size-asian="9pt" style:font-size-complex="9pt"/>
    </style:style>
    <style:style style:name="T15" style:family="text">
      <style:text-properties officeooo:rsid="001543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4"/>
        <table:table-column table:style-name="Table1.I"/>
        <table:table-column table:style-name="Table1.E"/>
        <table:table-column table:style-name="Table1.K"/>
        <table:table-header-rows>
          <table:table-row>
            <table:table-cell table:style-name="Table1.A1" office:value-type="string">
              <text:p text:style-name="P14">Exam </text:p>
              <text:p text:style-name="P14">Number</text:p>
            </table:table-cell>
            <table:table-cell table:style-name="Table1.A1" office:value-type="string">
              <text:p text:style-name="P8">{{{++header+person+surname}}}</text:p>
            </table:table-cell>
            <table:table-cell table:style-name="Table1.A1" office:value-type="string">
              <text:p text:style-name="P8">{{{++header+demographic+gender}}}</text:p>
            </table:table-cell>
            <table:table-cell table:style-name="Table1.A1" office:value-type="string">
              <text:p text:style-name="P8">{{{++header+exam_grade_paper_i+name}}}</text:p>
            </table:table-cell>
            <table:table-cell table:style-name="Table1.A1" office:value-type="string">
              <text:p text:style-name="P8">{{{++header+exam_grade_paper_ii+name}}}</text:p>
            </table:table-cell>
            <table:table-cell table:style-name="Table1.A1" office:value-type="string">
              <text:p text:style-name="P8">{{{++header+exam_grade_paper_iii+name}}}</text:p>
            </table:table-cell>
            <table:table-cell table:style-name="Table1.A1" office:value-type="string">
              <text:p text:style-name="P8">{{{++header+exam_grade_paper_iv+name}}}</text:p>
            </table:table-cell>
            <table:table-cell table:style-name="Table1.A1" office:value-type="string">
              <text:p text:style-name="P8">{{{++header+exam_grade_paper_v+name}}}</text:p>
            </table:table-cell>
            <table:table-cell table:style-name="Table1.A1" office:value-type="string">
              <text:p text:style-name="P8">{{{++header+exam_grade_paper_vi+name}}}</text:p>
            </table:table-cell>
            <table:table-cell table:style-name="Table1.A1" office:value-type="string">
              <text:p text:style-name="P8">{{{++header+primary_form+av_mark}}}</text:p>
            </table:table-cell>
            <table:table-cell table:style-name="Table1.K1" office:value-type="string">
              <text:p text:style-name="P8">{{{++header+primary_form+try}}}</text:p>
            </table:table-cell>
          </table:table-row>
        </table:table-header-rows>
        <table:table-row>
          <table:table-cell table:style-name="Table1.A2" office:value-type="string">
            <text:p text:style-name="P15">[!-- BEGIN row.report_row --]{{{primary_form+exam_number}}}</text:p>
          </table:table-cell>
          <table:table-cell table:style-name="Table1.A2" office:value-type="string">
            <text:p text:style-name="P9">{{{person+surname}}} {{{person+firstname}}} {{{person+othername}}}</text:p>
          </table:table-cell>
          <table:table-cell table:style-name="Table1.A2" office:value-type="string">
            <text:p text:style-name="P9">{{{demographic+gender}}} </text:p>
          </table:table-cell>
          <table:table-cell table:style-name="Table1.A2" office:value-type="string">
            <text:p text:style-name="P9">{{{exam_grade_paper_i+name}}}</text:p>
          </table:table-cell>
          <table:table-cell table:style-name="Table1.A2" office:value-type="string">
            <text:p text:style-name="P9">{{{exam_grade_paper_ii+name}}}</text:p>
          </table:table-cell>
          <table:table-cell table:style-name="Table1.A2" office:value-type="string">
            <text:p text:style-name="P9">{{{exam_grade_paper_iii+name}}}</text:p>
          </table:table-cell>
          <table:table-cell table:style-name="Table1.A2" office:value-type="string">
            <text:p text:style-name="P9">{{{exam_grade_paper_iv+name}}}</text:p>
          </table:table-cell>
          <table:table-cell table:style-name="Table1.A2" office:value-type="string">
            <text:p text:style-name="P9">{{{exam_grade_paper_v+name}}}</text:p>
          </table:table-cell>
          <table:table-cell table:style-name="Table1.A2" office:value-type="string">
            <text:p text:style-name="P9">{{{exam_grade_paper_vi+name}}}</text:p>
          </table:table-cell>
          <table:table-cell table:style-name="Table1.A2" office:value-type="string">
            <text:p text:style-name="P9">{{{primary_form+<text:span text:style-name="T15">av_mark</text:span>}}}</text:p>
          </table:table-cell>
          <table:table-cell table:style-name="Table1.K2" office:value-type="string">
            <text:p text:style-name="P9">{{{primary_form+try}}}</text:p>
            <text:p text:style-name="P9">[!-- END row.report_row --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 Narrow" svg:font-family="'Arial Narrow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text-outline="false" style:text-line-through-style="none" style:text-line-through-typ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/>
    </style:style>
    <style:style style:name="MP2" style:family="paragraph" style:parent-style-name="Footer">
      <style:paragraph-properties fo:line-height="100%" fo:text-align="center" style:justify-single-word="false" fo:hyphenation-ladder-count="no-limit"/>
      <style:text-properties style:text-outline="false" style:text-line-through-style="none" style:text-line-through-typ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3" style:family="paragraph" style:parent-style-name="Footer">
      <style:paragraph-properties fo:line-height="100%" fo:text-align="start" style:justify-single-word="false" fo:hyphenation-ladder-count="no-limit"/>
      <style:text-properties style:text-outline="false" style:text-line-through-style="none" style:text-line-through-type="none" style:font-name="Arial Narrow" fo:font-size="14pt" fo:font-style="normal" fo:text-shadow="none" style:text-underline-style="none" fo:font-weight="normal" style:font-name-asian="Arial Narrow" style:font-size-asian="14pt" style:font-style-asian="normal" style:font-weight-asian="normal" style:font-name-complex="Arial Narrow" style:font-size-complex="14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4" style:family="paragraph" style:parent-style-name="Footer" style:master-page-name="">
      <style:paragraph-properties fo:line-height="100%" fo:text-align="start" style:justify-single-word="false" fo:hyphenation-ladder-count="no-limit" style:page-number="auto" fo:break-before="page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5" style:family="paragraph" style:parent-style-name="Footer">
      <style:paragraph-properties fo:line-height="100%" fo:text-align="start" style:justify-single-word="false" fo:hyphenation-ladder-count="no-limit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6" style:family="paragraph" style:parent-style-name="Footer">
      <style:paragraph-properties fo:line-height="100%"/>
      <style:text-properties style:font-name="Arial Narrow" fo:font-size="9pt" officeooo:paragraph-rsid="00152787" style:font-size-asian="9pt" style:font-size-complex="9pt"/>
    </style:style>
    <style:style style:name="MP7" style:family="paragraph" style:parent-style-name="Footer">
      <style:paragraph-properties fo:line-height="100%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officeooo:paragraph-rsid="00152787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MP8" style:family="paragraph" style:parent-style-name="Standard">
      <style:paragraph-properties fo:line-height="100%" fo:hyphenation-ladder-count="no-limit"/>
      <style:text-properties style:text-outline="false" style:text-line-through-style="none" style:text-line-through-type="none" style:font-name="Arial Narrow" fo:font-size="10pt" fo:font-style="normal" fo:text-shadow="none" style:text-underline-style="none" fo:font-weight="normal" officeooo:paragraph-rsid="00152787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9" style:family="paragraph" style:parent-style-name="Footer">
      <style:paragraph-properties fo:line-height="100%" fo:hyphenation-ladder-count="no-limit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10" style:family="paragraph" style:parent-style-name="Header">
      <style:paragraph-properties fo:text-align="center" style:justify-single-word="false"/>
    </style:style>
    <style:style style:name="MP11" style:family="paragraph" style:parent-style-name="Header">
      <style:paragraph-properties fo:line-height="100%" fo:text-align="center" style:justify-single-word="false"/>
    </style:style>
    <style:style style:name="MP12" style:family="paragraph" style:parent-style-name="Footer" style:master-page-name="MP0">
      <style:paragraph-properties fo:line-height="100%" fo:hyphenation-ladder-count="no-limit" style:page-number="auto" fo:break-before="page"/>
      <style:text-properties style:text-outline="false" style:text-line-through-style="none" style:text-line-through-type="none" style:font-name="Arial Narrow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13" style:family="paragraph" style:parent-style-name="Footer">
      <style:paragraph-properties fo:line-height="100%"/>
      <style:text-properties style:font-name="Arial Narrow" fo:font-size="9pt" style:font-size-asian="9pt" style:font-size-complex="9pt"/>
    </style:style>
    <style:style style:name="MP14" style:family="paragraph" style:parent-style-name="Standard">
      <style:paragraph-properties fo:line-height="100%" fo:hyphenation-ladder-count="no-limit"/>
      <style:text-properties style:text-outline="false" style:text-line-through-style="none" style:text-line-through-type="none" style:font-name="Arial Narrow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 fo:hyphenate="true" fo:hyphenation-remain-char-count="2" fo:hyphenation-push-char-count="2"/>
    </style:style>
    <style:style style:name="MP15" style:family="paragraph" style:parent-style-name="Footer">
      <style:paragraph-properties fo:line-height="100%" fo:hyphenation-ladder-count="no-limit"/>
      <style:text-properties style:font-name="Arial Narrow" fo:font-size="9pt" style:font-size-asian="9pt" style:font-size-complex="9pt" fo:hyphenate="true" fo:hyphenation-remain-char-count="2" fo:hyphenation-push-char-count="2"/>
    </style:style>
    <style:style style:name="MT1" style:family="text">
      <style:text-properties style:text-outline="false" style:text-line-through-style="none" style:text-line-through-type="none" fo:font-style="normal" fo:text-shadow="none" style:text-underline-style="none" fo:font-weight="normal" officeooo:rsid="001407b2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MT2" style:family="text">
      <style:text-properties officeooo:rsid="001407b2"/>
    </style:style>
    <style:style style:name="MT3" style:family="text">
      <style:text-properties style:text-outline="false" style:text-line-through-style="none" style:text-line-through-type="none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MT4" style:family="text">
      <style:text-properties fo:font-size="10pt" officeooo:rsid="00152787" style:font-size-asian="10pt" style:font-size-complex="10pt"/>
    </style:style>
    <style:style style:name="MT5" style:family="text">
      <style:text-properties officeooo:rsid="00137389"/>
    </style:style>
    <style:style style:name="MT6" style:family="text">
      <style:text-properties officeooo:rsid="00152787"/>
    </style:style>
    <style:style style:name="MT7" style:family="text">
      <style:text-properties fo:font-size="9pt" officeooo:rsid="00152787" style:font-size-asian="9pt" style:font-size-complex="9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fo:font-weight="bold" style:font-weight-asian="bold" style:font-weight-complex="bold"/>
    </style:style>
    <style:style style:name="MT10" style:family="text">
      <style:text-properties fo:color="#000000"/>
    </style:style>
    <style:style style:name="MT11" style:family="text">
      <style:text-properties style:text-outline="false" style:text-line-through-style="none" style:text-line-through-type="none" fo:font-size="10pt" fo:font-style="normal" fo:text-shadow="none" style:text-underline-style="none" fo:font-weight="normal" style:font-name-asian="Arial Narrow" style:font-size-asian="10pt" style:font-style-asian="normal" style:font-weight-asian="normal" style:font-name-complex="Arial Narrow" style:font-size-complex="10pt" style:font-style-complex="normal" style:font-weight-complex="normal" style:text-emphasize="none" style:text-overline-style="none" style:text-overline-color="font-color"/>
    </style:style>
    <style:style style:name="MT12" style:family="text">
      <style:text-properties style:text-outline="false" style:text-line-through-style="none" style:text-line-through-type="none" fo:font-style="normal" fo:text-shadow="none" style:text-underline-style="none" fo:font-weight="bold" style:font-name-asian="Arial Narrow" style:font-style-asian="normal" style:font-weight-asian="bold" style:font-name-complex="Arial Narrow" style:font-style-complex="normal" style:font-weight-complex="bold" style:text-emphasize="none" style:text-overline-style="none" style:text-overline-color="font-color"/>
    </style:style>
    <style:style style:name="MT13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02in" fo:page-height="8.2701in" style:num-format="1" style:print-orientation="landscape" fo:margin-top="0.3in" fo:margin-bottom="0.3in" fo:margin-left="0.7874in" fo:margin-right="0.7874in" style:shadow="none" fo:background-color="transparent" style:writing-mode="lr-tb" style:footnote-max-height="0in">
        <style:background-image/>
        <style:footnote-sep style:width="0.0071in" style:line-style="solid" style:adjustment="left" style:rel-width="25%" style:color="#000000"/>
      </style:page-layout-properties>
      <style:header-style>
        <style:header-footer-properties fo:min-height="1.4in" fo:margin-left="0in" fo:margin-right="0in" fo:margin-bottom="0.2in" style:dynamic-spacing="true"/>
      </style:header-style>
      <style:footer-style>
        <style:header-footer-properties fo:min-height="1.4in" fo:margin-left="0in" fo:margin-right="0in" fo:margin-top="0.2in" style:dynamic-spacing="true"/>
      </style:footer-style>
    </style:page-layout>
    <style:page-layout style:name="Mpm2">
      <style:page-layout-properties fo:page-width="11in" fo:page-height="8.5in" style:num-format="1" style:print-orientation="landscape" fo:margin-top="0.3in" fo:margin-bottom="0.3in" fo:margin-left="1in" fo:margin-right="1in" fo:background-color="transparent" style:writing-mode="lr-tb" style:footnote-max-height="0in">
        <style:background-image/>
        <style:footnote-sep style:width="0.0071in" style:line-style="solid" style:adjustment="left" style:rel-width="33%" style:color="#000000"/>
      </style:page-layout-properties>
      <style:header-style>
        <style:header-footer-properties fo:min-height="1.2in" fo:margin-left="0in" fo:margin-right="0in" fo:margin-bottom="0in" style:dynamic-spacing="false"/>
      </style:header-style>
      <style:footer-style>
        <style:header-footer-properties fo:min-height="1.2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283in" svg:y="0in" svg:width="1.2063in" svg:height="1.202in" draw:z-index="0"><draw:image xlink:href="Pictures/100000000000007D00000077FB23C16A.jpg" xlink:type="simple" xlink:show="embed" xlink:actuate="onLoad"/></draw:frame>UGANDA NURSES AND MIDWIVES EXAMINATIONS BOARD<text:tab/></text:p>
        <text:p text:style-name="MP1"/>
        <text:p text:style-name="MP2"/>
        <text:p text:style-name="MP3"><text:s text:c="96"/>RESULT BOOK</text:p>
        <text:p text:style-name="MP3"/>
        <text:p text:style-name="MP3"/>
        <text:p text:style-name="MP4">Examination Centre No: <text:s text:c="56"/>Examination Centre Name: {{{++limit+providertraining+trainingprovider+name}}}<text:tab/> <text:s text:c="16"/>Year of Exams: {{{+graduation_month}}} {{{+graduation_year}}}</text:p>
        <text:p text:style-name="MP5"><text:s text:c="95"/>Course Name: <text:s text:c="20"/>{{{++limit+providertraining+training+name}}}</text:p>
        <text:p text:style-name="MP5">Paper No: I <text:s text:c="76"/>Paper Name:</text:p>
        <text:p text:style-name="MP5">Paper No: <text:s/>II <text:s text:c="74"/>Paper Name:</text:p>
        <text:p text:style-name="MP5">Paper No: III <text:s text:c="74"/>Paper Name:</text:p>
        <text:p text:style-name="MP5">Paper No: IV <text:s text:c="74"/>Paper Name:</text:p>
        <text:p text:style-name="MP5">Paper No: V <text:s text:c="75"/>Paper Name:</text:p>
        <text:p text:style-name="MP5">Paper No: VI <text:s text:c="74"/>Paper Name:</text:p>
      </style:header>
      <style:footer>
        <text:p text:style-name="MP6"><text:span text:style-name="MT1"><text:s/>Performance in each part of an</text:span><text:span text:style-name="MT2"> <text:s text:c="49"/>Marks ranging</text:span>. <text:s text:c="11"/><text:span text:style-name="MT2">Grade Points</text:span> <text:s text:c="34"/><text:span text:style-name="MT2">Marks ranging</text:span>. <text:s text:c="11"/><text:span text:style-name="MT2">Grade Points</text:span> <text:s text:c="6"/><text:span text:style-name="MT3"><text:s text:c="48"/></text:span></text:p>
        <text:p text:style-name="MP7"><text:span text:style-name="MT2"><text:s/>examination is given in eight grades points <text:s text:c="34"/>80 – 100 <text:s text:c="22"/>5.0</text:span> <text:s text:c="49"/><text:span text:style-name="MT4">60 – 64 <text:s text:c="20"/>3.0</text:span> <text:s text:c="22"/><text:span text:style-name="MT5"><text:s/></text:span><text:s text:c="27"/></text:p>
        <text:p text:style-name="MP7"><text:s text:c="2"/>ABS means 'absent' <text:s text:c="69"/><text:span text:style-name="MT2">75 – 79 <text:s text:c="24"/>4.5</text:span> <text:s text:c="49"/><text:span text:style-name="MT4">55 – 59 <text:s text:c="20"/>2.5</text:span> <text:s text:c="52"/></text:p>
        <text:p text:style-name="MP7"><text:s text:c="104"/><text:span text:style-name="MT2">70 – 74 <text:s text:c="24"/>4.0</text:span> <text:s text:c="49"/><text:span text:style-name="MT6">50 – 54 <text:s text:c="24"/>2.0</text:span> <text:s text:c="20"/></text:p>
        <text:p text:style-name="MP8"><text:s text:c="93"/><text:span text:style-name="MT2">65 – 69 <text:s text:c="20"/>3.5 <text:s text:c="45"/>&lt;</text:span><text:span text:style-name="MT7"> – </text:span><text:span text:style-name="MT2">50 <text:s text:c="22"/>0.0</text:span></text:p>
        <text:p text:style-name="MP9"><text:span text:style-name="MT8"><text:s text:c="3"/></text:span><text:span text:style-name="MT4"><text:s text:c="8"/></text:span><text:span text:style-name="MT8"><text:s text:c="42"/></text:span><text:s text:c="98"/><text:span text:style-name="MT9"><text:s/></text:span><text:s text:c="9"/><text:span text:style-name="MT9"><text:s/></text:span><text:s text:c="118"/><text:span text:style-name="MT10">………………………………………</text:span> </text:p>
        <text:p text:style-name="MP9"><text:span text:style-name="MT8"><text:s text:c="3"/></text:span><text:span text:style-name="MT4"><text:s/></text:span><text:span text:style-name="MT8"><text:s text:c="49"/></text:span><text:s text:c="99"/><text:span text:style-name="MT9"><text:s text:c="2"/></text:span><text:s text:c="132"/><text:span text:style-name="MT10">EXECUTIVE SECRETARY</text:span><text:tab/> <text:s text:c="2"/></text:p>
        <text:p text:style-name="MP9"><text:s text:c="5"/></text:p>
      </style:footer>
    </style:master-page>
    <style:master-page style:name="MP0" style:page-layout-name="Mpm2">
      <style:header>
        <text:p text:style-name="MP2"><draw:frame draw:style-name="Mfr1" draw:name="graphics2" text:anchor-type="paragraph" svg:x="0.0283in" svg:y="0in" svg:width="1.2063in" svg:height="1.202in" draw:z-index="0"><draw:image xlink:href="Pictures/100000000000007D00000077FB23C16A.jpg" xlink:type="simple" xlink:show="embed" xlink:actuate="onLoad"/></draw:frame>UGANDA NURSES AND MIDWIVES EXAMINATIONS BOARD</text:p>
        <text:p text:style-name="MP10"/>
        <text:p text:style-name="MP2">RESULT SLIP</text:p>
        <text:p text:style-name="MP11"/>
        <text:p text:style-name="MP12"><text:s text:c="2"/>Examination Centre No: <text:s text:c="56"/>Examination Centre Name:{{{++limit+providertraining+trainingprovider+name}}}<text:tab/> <text:s text:c="16"/>Year of Exams:{{{+graduation_month}}} {{{+graduation_year}}}</text:p>
        <text:p text:style-name="MP9"><text:s text:c="97"/>Course Name: {{{++limit+providertraining+training+name}}}</text:p>
        <text:p text:style-name="MP9">Paper No: I <text:s text:c="78"/>Paper Name:</text:p>
        <text:p text:style-name="MP9">Paper No: <text:s/>II <text:s text:c="76"/>Paper Name:</text:p>
        <text:p text:style-name="MP5">Paper No: III <text:s text:c="76"/>Paper Name:</text:p>
        <text:p text:style-name="MP5">Paper No: IV <text:s text:c="76"/>Paper Name: <text:s text:c="64"/></text:p>
      </style:header>
      <style:footer>
        <text:p text:style-name="MP13">Results in examination as a whole is given in four classes. <text:s text:c="3"/><text:tab/> <text:s text:c="3"/><text:span text:style-name="MT3">Performance in each part of an <text:s text:c="47"/>R' following the grade for a paper indicates that</text:span></text:p>
        <text:p text:style-name="MP13">Passed with Distinction(DISTINCTION) <text:s text:c="38"/>exa<text:span text:style-name="MT3">mination is given in eight grades. Grades 7, 8 are fail <text:s text:c="7"/>the candidates is permitted to retake the paper</text:span></text:p>
        <text:p text:style-name="MP13">Passed with Credit(CREDIT) <text:s text:c="55"/><text:span text:style-name="MT3">(grade 1 being highest), or in some instances in two grades <text:s text:c="3"/>with a view to qualifying for a pass in the </text:span></text:p>
        <text:p text:style-name="MP13">Passed(PASS) <text:s text:c="77"/><text:span text:style-name="MT3">i.e P(=pass), and F=(Fail) 8, 7. ABS means 'absent' <text:s text:c="15"/>examination as a whole</text:span></text:p>
        <text:p text:style-name="MP14">Failed (FAIL) or Failed with Referment' (REFERRED)</text:p>
        <text:p text:style-name="MP15"><text:s/><text:span text:style-name="MT11">Candidates' names as printed above will appear <text:s text:c="14"/></text:span><text:span text:style-name="MT3">RP means Resit and Passed <text:s text:c="50"/></text:span><text:span text:style-name="MT12">D: 1 - 2 </text:span><text:span text:style-name="MT3"><text:s text:c="9"/></text:span><text:span text:style-name="MT12">C: 2.1 – 4.5 </text:span><text:span text:style-name="MT3"><text:s text:c="14"/></text:span><text:span text:style-name="MT13">………………………………………</text:span><text:span text:style-name="MT3"> <text:s text:c="3"/></text:span></text:p>
        <text:p text:style-name="MP15"><text:s/><text:span text:style-name="MT11">on any certificate issued and in the institute's records <text:s text:c="7"/></text:span><text:span text:style-name="MT3">RF means Resit and Failed <text:s text:c="52"/></text:span><text:span text:style-name="MT12">P: <text:s/>4.6 – 6.9 <text:s text:c="2"/>F: <text:s/>7 – 8</text:span><text:span text:style-name="MT3"> <text:s text:c="17"/></text:span><text:span text:style-name="MT13">EXECUTIVE SECRETARY</text:span><text:span text:style-name="MT3"><text:tab/></text:span> <text:s text:c="81"/><text:span text:style-name="MT3"><text:s text:c="98"/></text:span></text:p>
        <text:p text:style-name="MP9"><text:s text:c="97"/><text:tab/> <text:s text:c="42"/><text:tab/> <text:s text:c="6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bert </meta:initial-creator>
    <meta:creation-date>2014-03-21T11:42:53</meta:creation-date>
    <dc:date>2019-08-30T02:43:06.743388651</dc:date>
    <meta:editing-duration>PT19M36S</meta:editing-duration>
    <meta:editing-cycles>11</meta:editing-cycles>
    <meta:generator>LibreOffice/4.2.8.2$Linux_X86_64 LibreOffice_project/420m0$Build-2</meta:generator>
    <meta:document-statistic meta:table-count="1" meta:image-count="2" meta:object-count="0" meta:page-count="1" meta:paragraph-count="58" meta:word-count="314" meta:character-count="6186" meta:non-whitespace-character-count="2353"/>
  </office:meta>
</office:document-meta>
</file>